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7FB0000235A8331426E.svm"/>
  <manifest:file-entry manifest:media-type="" manifest:full-path="Pictures/200000070000163A000029239A648587.svm"/>
  <manifest:file-entry manifest:media-type="" manifest:full-path="Pictures/20000007000017E1000021CDBAEB52EF.svm"/>
  <manifest:file-entry manifest:media-type="" manifest:full-path="Pictures/20000007000018300000295829AE962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*****************************************************************************/</text:p>
      <text:p text:style-name="Standard">/***************************Name:- Divesh Uttamchandani***************************/</text:p>
      <text:p text:style-name="Standard">/***************************Class :- XII <text:s/>A <text:s text:c="26"/>***************************/</text:p>
      <text:p text:style-name="Standard">/***************************Date <text:s/>:- 07 July 2014 <text:s text:c="15"/>***************************/</text:p>
      <text:p text:style-name="Standard">/***************************Q-7) <text:s/>:- Book <text:s text:c="27"/>***************************/</text:p>
      <text:p text:style-name="Standard">/*******************************************************************************/</text:p>
      <text:p text:style-name="Standard"/>
      <text:p text:style-name="Standard">#include&lt;iostream.h&gt;</text:p>
      <text:p text:style-name="Standard">#include&lt;conio.h&gt;</text:p>
      <text:p text:style-name="Standard">#include&lt;string.h&gt;</text:p>
      <text:p text:style-name="Standard">#include&lt;process.h&gt;</text:p>
      <text:p text:style-name="Standard">#include&lt;ctype.h&gt;</text:p>
      <text:p text:style-name="Standard"/>
      <text:p text:style-name="Standard">int bk_no=1000;</text:p>
      <text:p text:style-name="Standard">int n=0;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class stock</text:p>
      <text:p text:style-name="Standard">{</text:p>
      <text:p text:style-name="Standard">private:</text:p>
      <text:p text:style-name="Standard"><text:s/>int <text:s text:c="2"/>bk_no;</text:p>
      <text:p text:style-name="Standard"><text:s/>float price;</text:p>
      <text:p text:style-name="Standard"><text:s/>char <text:s/>pub[20],aut[20],title[20];</text:p>
      <text:p text:style-name="Standard"><text:s/>int <text:s text:c="2"/>noc;</text:p>
      <text:p text:style-name="Standard">public:</text:p>
      <text:p text:style-name="Standard"><text:s text:c="2"/>stock()</text:p>
      <text:p text:style-name="Standard"><text:s text:c="2"/>{</text:p>
      <text:p text:style-name="Standard"><text:s text:c="2"/>strcpy(pub,”Not Assigned”);</text:p>
      <text:p text:style-name="Standard"><text:s text:c="2"/>strcpy(pub,”Not Assigned”);</text:p>
      <text:p text:style-name="Standard"><text:s text:c="2"/>strcpy(pub,”Not Assigned”);</text:p>
      <text:p text:style-name="Standard"><text:s text:c="2"/>noc=0;</text:p>
      <text:p text:style-name="Standard"><text:s text:c="2"/>}</text:p>
      <text:p text:style-name="Standard">//______________________________________________________________________________//</text:p>
      <text:p text:style-name="Standard"><text:s text:c="2"/>void enter()</text:p>
      <text:p text:style-name="Standard"><text:s text:c="2"/>{</text:p>
      <text:p text:style-name="Standard"><text:s text:c="2"/>bk_no=::bk_no++;</text:p>
      <text:p text:style-name="Standard"><text:s text:c="2"/>cout&lt;&lt;"\nEnter book title:\t"; <text:s text:c="4"/><text:tab/>cin&gt;&gt;title;</text:p>
      <text:p text:style-name="Standard"><text:s text:c="2"/>cout&lt;&lt;"\nEnter book price:\t"; <text:s text:c="4"/><text:tab/>cin&gt;&gt;price;</text:p>
      <text:p text:style-name="Standard"><text:s text:c="2"/>cout&lt;&lt;"\nEnter author name:\t"; <text:s text:c="3"/><text:tab/>cin&gt;&gt;aut;</text:p>
      <text:p text:style-name="Standard"><text:s text:c="2"/>cout&lt;&lt;"\nEnter publisher name:\t";<text:tab/>cin&gt;&gt;pub;</text:p>
      <text:p text:style-name="Standard"><text:s text:c="2"/>cout&lt;&lt;"\nEnter stock:";<text:tab/><text:tab/>cin&gt;&gt;noc;</text:p>
      <text:p text:style-name="Standard"><text:s text:c="2"/>}</text:p>
      <text:p text:style-name="Standard">//............................................................................................................................................................//</text:p>
      <text:p text:style-name="Standard"><text:s text:c="2"/>void display()</text:p>
      <text:p text:style-name="Standard"><text:s text:c="2"/>{</text:p>
      <text:p text:style-name="Standard"><text:s text:c="2"/>cout&lt;&lt;"\nbook title:\t"; <text:s text:c="4"/><text:tab/> <text:s text:c="11"/>cout&lt;&lt;title;</text:p>
      <text:p text:style-name="Standard"><text:s text:c="2"/>cout&lt;&lt;"\nbook price:\t"; <text:s text:c="4"/><text:tab/> <text:s text:c="11"/>cout&lt;&lt;price;</text:p>
      <text:p text:style-name="Standard"><text:s text:c="2"/>cout&lt;&lt;"\nauthor name:\t"; <text:s text:c="3"/><text:tab/>cout&lt;&lt;aut;</text:p>
      <text:p text:style-name="Standard"><text:s text:c="2"/>cout&lt;&lt;"\npublisher name:\t";<text:tab/>cout&lt;&lt;pub;</text:p>
      <text:p text:style-name="Standard"><text:s text:c="2"/>}</text:p>
      <text:p text:style-name="Standard">//______________________________________________________________________________//</text:p>
      <text:p text:style-name="Standard"><text:s text:c="2"/></text:p>
      <text:p text:style-name="Standard"><text:soft-page-break/></text:p>
      <text:p text:style-name="Standard">//______________________________________________________________________________//</text:p>
      <text:p text:style-name="Standard">void gettitle(char A[])</text:p>
      <text:p text:style-name="Standard"><text:s text:c="2"/>{</text:p>
      <text:p text:style-name="Standard"><text:s text:c="2"/>strcpy(A,title);</text:p>
      <text:p text:style-name="Standard"><text:s text:c="2"/>}</text:p>
      <text:p text:style-name="Standard">//............................................................................................................................................................//</text:p>
      <text:p text:style-name="Standard"><text:s/>void getaut(char A[])</text:p>
      <text:p text:style-name="Standard"><text:s text:c="2"/>{</text:p>
      <text:p text:style-name="Standard"><text:s text:c="2"/>strcpy(A,aut);</text:p>
      <text:p text:style-name="Standard"><text:s text:c="2"/>}</text:p>
      <text:p text:style-name="Standard">//............................................................................................................................................................//</text:p>
      <text:p text:style-name="Standard"><text:s/>void checkcopies(int A)</text:p>
      <text:p text:style-name="Standard"><text:s text:c="2"/>{</text:p>
      <text:p text:style-name="Standard"><text:s text:c="2"/>if(A&gt;noc)</text:p>
      <text:p text:style-name="Standard"><text:tab/>cout&lt;&lt;"\nSorry These Many Copies Are Not Availible";</text:p>
      <text:p text:style-name="Standard"><text:s text:c="2"/>else</text:p>
      <text:p text:style-name="Standard"><text:s text:c="3"/>{</text:p>
      <text:p text:style-name="Standard"><text:s text:c="3"/>cout&lt;&lt;"\nDone\n Total Amount=\t"&lt;&lt;price*A;</text:p>
      <text:p text:style-name="Standard"><text:s text:c="3"/>noc-=A;</text:p>
      <text:p text:style-name="Standard"><text:s text:c="3"/>}</text:p>
      <text:p text:style-name="Standard"><text:s text:c="2"/>}</text:p>
      <text:p text:style-name="Standard">//______________________________________________________________________________//</text:p>
      <text:p text:style-name="Standard"><text:s text:c="2"/>~stock()</text:p>
      <text:p text:style-name="Standard"><text:s text:c="2"/>{</text:p>
      <text:p text:style-name="Standard"><text:s text:c="2"/>cout&lt;&lt;"\ndestructing";</text:p>
      <text:p text:style-name="Standard"><text:s text:c="2"/>}</text:p>
      <text:p text:style-name="Standard">};</text:p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/>
      <text:p text:style-name="Standard"/>
      <text:p text:style-name="Standard"/>
      <text:p text:style-name="Standard">//**********************************Void Main()**********************************//</text:p>
      <text:p text:style-name="Standard">void main()</text:p>
      <text:p text:style-name="Standard">{</text:p>
      <text:p text:style-name="Standard"><text:s/>clrscr();</text:p>
      <text:p text:style-name="Standard"><text:s/>int ch;</text:p>
      <text:p text:style-name="Standard"><text:s/>stock S[100];</text:p>
      <text:p text:style-name="Standard"><text:s text:c="2"/>do</text:p>
      <text:p text:style-name="Standard"><text:s text:c="2"/>{</text:p>
      <text:p text:style-name="Standard"><text:s text:c="3"/>cout&lt;&lt;"\n\nMain Menu\n"</text:p>
      <text:p text:style-name="Standard"><text:tab/> <text:s/>&lt;&lt;"\n1)\tAdd A Book"</text:p>
      <text:p text:style-name="Standard"><text:tab/> <text:s/>&lt;&lt;"\n2)\tDisplay A Book"</text:p>
      <text:p text:style-name="Standard"><text:tab/> <text:s/>&lt;&lt;"\n3)\tSell A Book"</text:p>
      <text:p text:style-name="Standard"><text:tab/><text:tab/> <text:s text:c="3"/>&lt;&lt;"\n4)\tExit"</text:p>
      <text:p text:style-name="Standard"><text:tab/><text:tab/> <text:s text:c="3"/>&lt;&lt;"\n\nEnter Choice..."; <text:s text:c="3"/>cin&gt;&gt;ch;</text:p>
      <text:p text:style-name="Standard"><text:s text:c="6"/>switch(ch)</text:p>
      <text:p text:style-name="Standard"><text:s text:c="6"/>{</text:p>
      <text:p text:style-name="Standard"><text:s text:c="6"/>case 1:</text:p>
      <text:p text:style-name="Standard"><text:tab/> <text:s/>S[n++].enter();</text:p>
      <text:p text:style-name="Standard"><text:tab/> <text:s/>break;</text:p>
      <text:p text:style-name="Standard"><text:soft-page-break/><text:s text:c="6"/>case 2:</text:p>
      <text:p text:style-name="Standard"><text:s text:c="7"/>{</text:p>
      <text:p text:style-name="Standard"><text:tab/> <text:s/>char A[20],B[20],temp1[20],temp2[20];</text:p>
      <text:p text:style-name="Standard"><text:tab/> <text:s/>cout&lt;&lt;"\nEnter Title\t"; <text:s text:c="5"/>cin&gt;&gt;A;</text:p>
      <text:p text:style-name="Standard"><text:tab/> <text:s/>cout&lt;&lt;"\nEnter <text:s/>Author\t"; <text:s/>cin&gt;&gt;B;</text:p>
      <text:p text:style-name="Standard"><text:tab/> <text:s/>for(int i=0;i&lt;n;i++)</text:p>
      <text:p text:style-name="Standard"><text:tab/> <text:s/>{</text:p>
      <text:p text:style-name="Standard"><text:tab/> <text:s text:c="5"/>S[i].gettitle(temp1);</text:p>
      <text:p text:style-name="Standard"><text:tab/> <text:s text:c="5"/>S[i].getaut(temp2);</text:p>
      <text:p text:style-name="Standard"><text:tab/> <text:s text:c="5"/>if(strcmpi(A,temp1)==0)</text:p>
      <text:p text:style-name="Standard"><text:tab/><text:tab/> if(strcmpi(B,temp2)==0)</text:p>
      <text:p text:style-name="Standard"><text:tab/><text:tab/> <text:s text:c="3"/>break;</text:p>
      <text:p text:style-name="Standard"><text:tab/> <text:s/>}</text:p>
      <text:p text:style-name="Standard"><text:tab/> <text:s/>if(i&lt;n)</text:p>
      <text:p text:style-name="Standard"><text:tab/> <text:s/>S[i].display();</text:p>
      <text:p text:style-name="Standard"><text:tab/> <text:s/>else</text:p>
      <text:p text:style-name="Standard"><text:tab/> <text:s text:c="3"/>cout&lt;&lt;"sorry book was not found";</text:p>
      <text:p text:style-name="Standard"><text:tab/> <text:s/>break;</text:p>
      <text:p text:style-name="Standard"><text:s text:c="7"/>}</text:p>
      <text:p text:style-name="Standard"><text:s text:c="6"/>case 3:</text:p>
      <text:p text:style-name="Standard"><text:tab/> <text:s text:c="5"/>{</text:p>
      <text:p text:style-name="Standard"><text:tab/> <text:s/>char A[20],B[20],temp1[20],temp2[20];</text:p>
      <text:p text:style-name="Standard"><text:tab/> <text:s/>int noc;</text:p>
      <text:p text:style-name="Standard"><text:tab/> <text:s/>cout&lt;&lt;"\nEnter Title\t"; <text:s text:c="5"/>cin&gt;&gt;A;</text:p>
      <text:p text:style-name="Standard"><text:tab/> <text:s/>cout&lt;&lt;"\nEnter <text:s/>Author\t"; <text:s/>cin&gt;&gt;B;</text:p>
      <text:p text:style-name="Standard"><text:tab/> <text:s/>for(int i=0;i&lt;n;i++)</text:p>
      <text:p text:style-name="Standard"><text:tab/> <text:s/>{</text:p>
      <text:p text:style-name="Standard"><text:tab/> <text:s text:c="5"/>S[i].gettitle(temp1);</text:p>
      <text:p text:style-name="Standard"><text:tab/> <text:s text:c="5"/>S[i].getaut(temp2);</text:p>
      <text:p text:style-name="Standard"><text:tab/> <text:s text:c="5"/>if(strcmpi(A,temp1)==0)</text:p>
      <text:p text:style-name="Standard"><text:tab/><text:tab/> if(strcmpi(B,temp2)==0)</text:p>
      <text:p text:style-name="Standard"><text:tab/><text:tab/> <text:s text:c="3"/>break;</text:p>
      <text:p text:style-name="Standard"><text:tab/> <text:s/>}</text:p>
      <text:p text:style-name="Standard"><text:s text:c="14"/>if(i&lt;n)</text:p>
      <text:p text:style-name="Standard"><text:tab/> <text:s/>{</text:p>
      <text:p text:style-name="Standard"><text:tab/> <text:s/>S[i].display();</text:p>
      <text:p text:style-name="Standard"><text:tab/> <text:s/>cout&lt;&lt;"\nenter no of copies\t"; <text:s text:c="3"/>cin&gt;&gt;noc;</text:p>
      <text:p text:style-name="Standard"><text:tab/> <text:s/>S[i].checkcopies(noc);</text:p>
      <text:p text:style-name="Standard"><text:tab/> <text:s/>}</text:p>
      <text:p text:style-name="Standard"><text:tab/> <text:s/>else</text:p>
      <text:p text:style-name="Standard"><text:tab/> <text:s text:c="3"/>cout&lt;&lt;"\n sorry book not found";</text:p>
      <text:p text:style-name="Standard"><text:tab/> <text:s/>break;</text:p>
      <text:p text:style-name="Standard"><text:s text:c="7"/>}</text:p>
      <text:p text:style-name="Standard"><text:s text:c="6"/>case 4:</text:p>
      <text:p text:style-name="Standard"><text:tab/>exit(0);</text:p>
      <text:p text:style-name="Standard"><text:tab/>break;</text:p>
      <text:p text:style-name="Standard"/>
      <text:p text:style-name="Standard"><text:s text:c="6"/>default:</text:p>
      <text:p text:style-name="Standard"><text:tab/>cout&lt;&lt;"Invalid Choice";</text:p>
      <text:p text:style-name="Standard"><text:s text:c="3"/>}</text:p>
      <text:p text:style-name="Standard"><text:s text:c="3"/></text:p>
      <text:p text:style-name="Standard"/>
      <text:p text:style-name="Standard"><text:soft-page-break/><text:s text:c="3"/>cout&lt;&lt;"\n\nPress 'Y' to Continue...";</text:p>
      <text:p text:style-name="Standard"/>
      <text:p text:style-name="Standard"><text:s text:c="2"/>}while(toupper(getche())=='Y');</text:p>
      <text:p text:style-name="Standard">}</text:p>
      <text:p text:style-name="Standard">//********************************End Of Main***********************************//</text:p>
      <text:p text:style-name="Standard"/>
      <text:p text:style-name="P1">OUTPUT</text:p>
      <text:p text:style-name="P1"/>
      <text:p text:style-name="P1"><draw:frame draw:style-name="fr2" draw:name="graphics2" text:anchor-type="paragraph" svg:x="5.431cm" svg:y="6.8cm" svg:width="6.061cm" svg:height="10.53cm" draw:z-index="1"><draw:image xlink:href="Pictures/200000070000163A000029239A648587.svm" xlink:type="simple" xlink:show="embed" xlink:actuate="onLoad"/></draw:frame><draw:frame draw:style-name="fr1" draw:name="graphics1" text:anchor-type="paragraph" svg:width="6.138cm" svg:height="9.051cm" draw:z-index="0"><draw:image xlink:href="Pictures/20000007000017FB0000235A8331426E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graphics3" text:anchor-type="paragraph" svg:width="6.114cm" svg:height="8.654cm" draw:z-index="2"><draw:image xlink:href="Pictures/20000007000017E1000021CDBAEB52EF.svm" xlink:type="simple" xlink:show="embed" xlink:actuate="onLoad"/></draw:frame><draw:frame draw:style-name="fr2" draw:name="graphics4" text:anchor-type="paragraph" svg:x="5.443cm" svg:y="3.69cm" svg:width="6.191cm" svg:height="10.583cm" draw:z-index="3"><draw:image xlink:href="Pictures/20000007000018300000295829AE9624.svm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vesh </meta:initial-creator>
    <meta:creation-date>2014-07-14T15:50:53.01</meta:creation-date>
    <dc:date>2014-07-14T21:10:03.57</dc:date>
    <dc:creator>Divesh </dc:creator>
    <meta:editing-duration>PT23M7S</meta:editing-duration>
    <meta:editing-cycles>10</meta:editing-cycles>
    <meta:generator>OpenOffice/4.0.0$Win32 OpenOffice.org_project/400m3$Build-9702</meta:generator>
    <meta:document-statistic meta:table-count="0" meta:image-count="4" meta:object-count="0" meta:page-count="5" meta:paragraph-count="151" meta:word-count="259" meta:character-count="4190"/>
  </office:meta>
</office:document-meta>
</file>